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5pt" style:font-size-asian="15pt" style:font-size-complex="15pt"/>
    </style:style>
    <style:style style:name="P2" style:family="paragraph" style:parent-style-name="Standard">
      <style:text-properties officeooo:paragraph-rsid="0013de44"/>
    </style:style>
    <style:style style:name="P3" style:family="paragraph" style:parent-style-name="Standard" style:master-page-name="Standard">
      <style:paragraph-properties style:page-number="auto"/>
      <style:text-properties fo:font-size="15pt" officeooo:rsid="0013de44" officeooo:paragraph-rsid="00155e25" style:font-size-asian="13.1000003814697pt" style:font-size-complex="15pt"/>
    </style:style>
    <style:style style:name="P4" style:family="paragraph" style:parent-style-name="Standard">
      <style:paragraph-properties fo:text-align="start" style:justify-single-word="false"/>
      <style:text-properties fo:font-size="15pt" officeooo:paragraph-rsid="0013de44" style:font-size-asian="15pt" style:font-size-complex="15pt"/>
    </style:style>
    <style:style style:name="P5" style:family="paragraph" style:parent-style-name="Standard">
      <style:text-properties fo:font-size="15pt" officeooo:rsid="0013de44" officeooo:paragraph-rsid="0013de44" style:font-size-asian="13.1000003814697pt" style:font-size-complex="15pt"/>
    </style:style>
    <style:style style:name="P6" style:family="paragraph" style:parent-style-name="Standard">
      <style:text-properties fo:font-size="11pt" officeooo:rsid="00155e25" officeooo:paragraph-rsid="00155e25" style:font-size-asian="11pt" style:font-size-complex="11pt"/>
    </style:style>
    <style:style style:name="P7" style:family="paragraph" style:parent-style-name="Standard">
      <style:paragraph-properties fo:text-align="start" style:justify-single-word="false"/>
      <style:text-properties officeooo:paragraph-rsid="0013de44"/>
    </style:style>
    <style:style style:name="T1" style:family="text">
      <style:text-properties officeooo:rsid="0013de44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officeooo:rsid="00155e25"/>
    </style:style>
    <style:style style:name="T4" style:family="text">
      <style:text-properties officeooo:rsid="00173fb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3">Goal of this experiment</text:span>:</text:p>
      <text:p text:style-name="P6">To create a general intelligence that can learn to play a new game entirely on its own. The intelligence will thus be evolved and lots of training games. It will then be given a new unseen game and it will be tasked to learn and play the game at a human level or above. <text:span text:style-name="T4">This will validate that advance learning artificial general intelligence could possibly be created through evolution.</text:span></text:p>
      <text:p text:style-name="P6"/>
      <text:p text:style-name="P5">Basic assuptions of intelligence:</text:p>
      <text:p text:style-name="P2"/>
      <text:p text:style-name="Standard">-Requires input from <text:span text:style-name="T1">its</text:span> universe.</text:p>
      <text:p text:style-name="Standard">-Needs output to the world (too validate intelligence).</text:p>
      <text:p text:style-name="Standard">-Needs memory inside the network.</text:p>
      <text:p text:style-name="Standard">-Needs processing units to deduce a answer.</text:p>
      <text:p text:style-name="P1"/>
      <text:p text:style-name="P4"><text:span text:style-name="T1">Intelligence structure:</text:span></text:p>
      <text:p text:style-name="P7"><text:span text:style-name="T2">Evolutionary algorithm: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ZA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ZA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mit, AP, Mnr &lt;18183085@sun.ac.za&gt;</meta:initial-creator>
    <meta:editing-cycles>8</meta:editing-cycles>
    <meta:creation-date>2017-10-30T09:09:00</meta:creation-date>
    <dc:date>2017-12-22T22:43:16.386710430</dc:date>
    <meta:editing-duration>PT18M27S</meta:editing-duration>
    <meta:generator>LibreOffice/5.1.6.2$Linux_X86_64 LibreOffice_project/10m0$Build-2</meta:generator>
    <meta:document-statistic meta:table-count="0" meta:image-count="0" meta:object-count="0" meta:page-count="1" meta:paragraph-count="9" meta:word-count="106" meta:character-count="655" meta:non-whitespace-character-count="55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